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82493" officeooo:paragraph-rsid="00182493"/>
    </style:style>
    <style:style style:name="P2" style:family="paragraph" style:parent-style-name="Standard">
      <style:text-properties officeooo:rsid="00182493" officeooo:paragraph-rsid="00182493"/>
    </style:style>
    <style:style style:name="T1" style:family="text">
      <style:text-properties officeooo:rsid="00182493"/>
    </style:style>
    <style:style style:name="T2" style:family="text">
      <style:text-properties officeooo:rsid="00191bf3"/>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mpressum</text:p>
      <text:p text:style-name="P1">Anael Wirtl Fotografie</text:p>
      <text:p text:style-name="Text_20_body">Inhaber: <text:span text:style-name="T1">Anael Wirtl</text:span></text:p>
      <text:p text:style-name="Text_20_body">E-Mail: <text:span text:style-name="T1">anaelwirtl@gmail.com</text:span></text:p>
      <text:p text:style-name="Text_20_body">Telefon: +43 68<text:span text:style-name="T1">1 10406656</text:span></text:p>
      <text:p text:style-name="P2"/>
      <text:p text:style-name="P2"/>
      <text:p text:style-name="Title">Datenschutzerklärung</text:p>
      <text:p text:style-name="P2"/>
      <text:p text:style-name="P1">Der Schutz Ihrer persönlichen Daten ist mir ein besonderes Anliegen. Ich verarbeite Ihre Daten daher ausschließlich auf Grundlage der gesetzlichen Bestimmungen (DSGVO, TKG 2003). In diesen Datenschutzinformationen informieren wir Sie über die wichtigsten Aspekte der Datenverarbeitung im Rahmen unserer Website. </text:p>
      <text:p text:style-name="Text_20_body">Beim Besuch unserer Webseite wird Ihre IP-Adresse, Beginn und Ende der Sitzung für die Dauer dieser Sitzung erfasst. Dies ist technisch bedingt und stellt damit ein berechtigtes Interesse iSv Art 6 Abs 1 lit f DSGVO dar. Soweit im Folgenden nichts anderes geregelt wird, werden diese Daten von uns nicht weiterverarbeitet.</text:p>
      <text:p text:style-name="Text_20_body"/>
      <text:p text:style-name="Text_20_body"><text:span text:style-name="Strong_20_Emphasis">Kontakt</text:span></text:p>
      <text:p text:style-name="Text_20_body">Wenn Sie per Formular auf der Website oder per E-Mail Kontakt mit mir aufnehmen, werden Ihre angegebenen Daten zwecks Bearbeitung der Anfrage und für den Fall von Anschlussfragen bei <text:span text:style-name="T2">mir</text:span> gespeichert. Diese Daten geben wir nicht ohne Ihre Einwilligung weiter. </text:p>
      <text:p text:style-name="Text_20_body"/>
      <text:p text:style-name="Text_20_body"><text:span text:style-name="Strong_20_Emphasis">Datenspeicherung</text:span></text:p>
      <text:p text:style-name="Text_20_body">Ich weise darauf hin, dass zum Zweck der Vertragsabwicklung folgende Daten auch bei mir gespeichert werden: Name, Telefonnummer, E-Mail Adresse. Die von Ihnen bereit gestellten Daten sind zur Vertragserfüllung bzw zur Durchführung vorvertraglicher Maßnahmen erforderlich. Ohne diese Daten kann ich den Vertrag mit Ihnen nicht abschließen. Eine Datenübermittlung an Dritte erfolgt nicht.</text:p>
      <text:p text:style-name="Text_20_body">Die Datenverarbeitung erfolgt auf Basis der gesetzlichen Bestimmungen des § 96 Abs 3 TKG sowie des Art 6 Abs 1 lit a (Einwilligung) und/oder lit b (notwendig zur Vertragserfüllung) der DSGVO.  </text:p>
      <text:p text:style-name="Text_20_body"/>
      <text:p text:style-name="P2"/>
      <text:section text:style-name="Sect1" text:name="body-section-1519061">
        <text:section text:style-name="Sect1" text:name="block-container-QXkGp0">
          <text:p text:style-name="Standard"/>
          <text:section text:style-name="Sect1" text:name="element-container-6kV7eb">
            <text:p text:style-name="Text_20_body"/>
            <text:p text:style-name="Text_20_body"><text:soft-page-break/><text:span text:style-name="Strong_20_Emphasis">Ihre Rechte</text:span></text:p>
            <text:p text:style-name="Text_20_body">Ihnen stehen bezüglich Ihrer bei mir gespeicherten Daten grundsätzlich die Rechte auf Auskunft, Berichtigung, Löschung, Einschränkung, Datenübertragbarkeit, Widerruf und Widerspruch zu. Wenn Sie glauben, dass die Verarbeitung Ihrer Daten gegen das Datenschutzrecht verstößt oder Ihre datenschutzrechtlichen Ansprüche sonst in einer Weise verletzt worden sind, können Sie sich bei mir oder der Datenschutzbehörde beschweren.</text:p>
            <text:p text:style-name="Text_20_body"/>
            <text:p text:style-name="Text_20_body"><text:span text:style-name="Strong_20_Emphasis">Kontakt</text:span></text:p>
            <text:p text:style-name="Text_20_body">E-Mail: <text:span text:style-name="T2">anaelwirtl@gmail.com</text:span></text:p>
            <text:p text:style-name="Text_20_body">Telefon: +43 68<text:span text:style-name="T2">1 10406656</text:span></text:p>
          </text:section>
        </text:section>
      </text:section>
      <text:section text:style-name="Sect1" text:name="block-container-84Ee9b">
        <text:p text:style-name="Standard"/>
      </text:section>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3T09:17:29.020000000</meta:creation-date>
    <dc:date>2023-01-13T12:54:48.081000000</dc:date>
    <meta:editing-duration>PT3H37M18S</meta:editing-duration>
    <meta:editing-cycles>3</meta:editing-cycles>
    <meta:generator>LibreOffice/7.4.3.2$Windows_X86_64 LibreOffice_project/1048a8393ae2eeec98dff31b5c133c5f1d08b890</meta:generator>
    <meta:document-statistic meta:table-count="0" meta:image-count="0" meta:object-count="0" meta:page-count="2" meta:paragraph-count="18" meta:word-count="292" meta:character-count="2113" meta:non-whitespace-character-count="1835"/>
  </office:meta>
</office:document-meta>
</file>